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/>
    <style:font-face style:name="DejaVu Sans" svg:font-family="'DejaVu Sans'" style:font-adornments="Bold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adornments="Book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WenQuanYi Micro Hei" svg:font-family="'WenQuanYi Micro Hei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Heading_20_1">
      <style:text-properties fo:language="sv" fo:country="SE" officeooo:rsid="00130f38" officeooo:paragraph-rsid="00130f38"/>
    </style:style>
    <style:style style:name="P2" style:family="paragraph" style:parent-style-name="Heading_20_2">
      <style:text-properties fo:language="sv" fo:country="SE" officeooo:rsid="0015b535" officeooo:paragraph-rsid="0015b535"/>
    </style:style>
    <style:style style:name="P3" style:family="paragraph" style:parent-style-name="Text_20_body">
      <style:text-properties style:font-name="monospace" fo:language="sv" fo:country="SE" officeooo:rsid="00130f38" officeooo:paragraph-rsid="00130f38"/>
    </style:style>
    <style:style style:name="P4" style:family="paragraph" style:parent-style-name="Heading_20_2">
      <style:text-properties fo:language="sv" fo:country="SE" officeooo:rsid="001339e5" officeooo:paragraph-rsid="001339e5"/>
    </style:style>
    <style:style style:name="P5" style:family="paragraph" style:parent-style-name="Text_20_body">
      <style:text-properties fo:color="#000000" loext:opacity="100%" style:font-name="monospace" fo:language="sv" fo:country="SE" officeooo:rsid="001339e5" officeooo:paragraph-rsid="001339e5" fo:background-color="#ffffff"/>
    </style:style>
    <style:style style:name="P6" style:family="paragraph" style:parent-style-name="Heading_20_1">
      <style:text-properties fo:language="sv" fo:country="SE" officeooo:rsid="001e5613" officeooo:paragraph-rsid="001e5613"/>
    </style:style>
    <style:style style:name="P7" style:family="paragraph" style:parent-style-name="Text_20_body">
      <style:text-properties fo:language="sv" fo:country="SE" officeooo:rsid="00170aa3" officeooo:paragraph-rsid="00170aa3"/>
    </style:style>
    <style:style style:name="P8" style:family="paragraph" style:parent-style-name="Preformatted_20_Text">
      <style:text-properties fo:language="sv" fo:country="SE" officeooo:rsid="00170aa3" officeooo:paragraph-rsid="00170aa3"/>
    </style:style>
    <style:style style:name="P9" style:family="paragraph" style:parent-style-name="Preformatted_20_Text">
      <style:text-properties officeooo:paragraph-rsid="00170aa3"/>
    </style:style>
    <style:style style:name="P10" style:family="paragraph" style:parent-style-name="Text_20_body">
      <style:text-properties officeooo:paragraph-rsid="00170aa3"/>
    </style:style>
    <style:style style:name="P11" style:family="paragraph" style:parent-style-name="Text_20_body">
      <style:text-properties style:font-name="monospace" officeooo:paragraph-rsid="00170aa3"/>
    </style:style>
    <style:style style:name="P12" style:family="paragraph" style:parent-style-name="Heading_20_2">
      <style:text-properties fo:language="sv" fo:country="SE" officeooo:rsid="00179e6c" officeooo:paragraph-rsid="00179e6c"/>
    </style:style>
    <style:style style:name="P13" style:family="paragraph" style:parent-style-name="Text_20_body">
      <style:text-properties fo:language="sv" fo:country="SE" officeooo:rsid="00179e6c" officeooo:paragraph-rsid="00179e6c"/>
    </style:style>
    <style:style style:name="P14" style:family="paragraph" style:parent-style-name="Text_20_body">
      <style:text-properties fo:language="sv" fo:country="SE" officeooo:rsid="001815ec" officeooo:paragraph-rsid="001815ec"/>
    </style:style>
    <style:style style:name="P15" style:family="paragraph" style:parent-style-name="Heading_20_2">
      <style:text-properties fo:language="sv" fo:country="SE" officeooo:rsid="001e5613" officeooo:paragraph-rsid="001e5613"/>
    </style:style>
    <style:style style:name="P16" style:family="paragraph" style:parent-style-name="Text_20_body">
      <style:text-properties fo:language="sv" fo:country="SE" officeooo:rsid="001e5613" officeooo:paragraph-rsid="001e5613"/>
    </style:style>
    <style:style style:name="P17" style:family="paragraph" style:parent-style-name="Text_20_body">
      <style:text-properties fo:color="#000000" loext:opacity="100%" style:font-name="monospace" fo:language="sv" fo:country="SE" officeooo:rsid="001339e5" officeooo:paragraph-rsid="001e5613" fo:background-color="#ffffff"/>
    </style:style>
    <style:style style:name="P18" style:family="paragraph" style:parent-style-name="Text_20_body">
      <style:text-properties style:font-name="monospace" officeooo:paragraph-rsid="001e6e07"/>
    </style:style>
    <style:style style:name="P19" style:family="paragraph" style:parent-style-name="Heading_20_2">
      <style:text-properties fo:language="sv" fo:country="SE" officeooo:rsid="0024ca82" officeooo:paragraph-rsid="0024ca82"/>
    </style:style>
    <style:style style:name="P20" style:family="paragraph" style:parent-style-name="Text_20_body">
      <style:text-properties style:font-name="monospace" officeooo:paragraph-rsid="00299fbe"/>
    </style:style>
    <style:style style:name="P21" style:family="paragraph" style:parent-style-name="Text_20_body">
      <style:text-properties fo:color="#000000" loext:opacity="100%" style:font-name="monospace" fo:language="sv" fo:country="SE" officeooo:rsid="001339e5" officeooo:paragraph-rsid="0029ac43" fo:background-color="#ffffff"/>
    </style:style>
    <style:style style:name="P22" style:family="paragraph" style:parent-style-name="Text_20_body">
      <style:text-properties fo:color="#000000" loext:opacity="100%" style:font-name="monospace" fo:language="sv" fo:country="SE" officeooo:rsid="0029ac43" officeooo:paragraph-rsid="0029ac43" fo:background-color="#ffffff"/>
    </style:style>
    <style:style style:name="P23" style:family="paragraph" style:parent-style-name="Preformatted_20_Text">
      <style:text-properties fo:color="#000000" loext:opacity="100%" style:font-name="monospace" fo:language="sv" fo:country="SE" officeooo:rsid="0029ac43" officeooo:paragraph-rsid="0029ac43" fo:background-color="#ffffff"/>
    </style:style>
    <style:style style:name="P24" style:family="paragraph" style:parent-style-name="Preformatted_20_Text">
      <style:text-properties officeooo:paragraph-rsid="0029ac43"/>
    </style:style>
    <style:style style:name="P25" style:family="paragraph" style:parent-style-name="Preformatted_20_Text">
      <style:paragraph-properties fo:margin-top="0cm" fo:margin-bottom="0.247cm" style:contextual-spacing="false" fo:line-height="115%"/>
      <style:text-properties fo:color="#000000" loext:opacity="100%" style:font-name="monospace" fo:font-size="11pt" fo:language="sv" fo:country="SE" officeooo:rsid="0029ac43" officeooo:paragraph-rsid="0029ac43" fo:background-color="#ffffff"/>
    </style:style>
    <style:style style:name="P26" style:family="paragraph" style:parent-style-name="Preformatted_20_Text">
      <style:paragraph-properties fo:margin-top="0cm" fo:margin-bottom="0.247cm" style:contextual-spacing="false" fo:line-height="115%"/>
      <style:text-properties fo:color="#000000" loext:opacity="100%" style:font-name="monospace" fo:language="sv" fo:country="SE" officeooo:rsid="0029ac43" fo:background-color="#ffffff"/>
    </style:style>
    <style:style style:name="P27" style:family="paragraph" style:parent-style-name="Text_20_body">
      <style:text-properties officeooo:rsid="0029ac43" officeooo:paragraph-rsid="0029ac43"/>
    </style:style>
    <style:style style:name="P28" style:family="paragraph" style:parent-style-name="Heading_20_1">
      <style:text-properties officeooo:rsid="002c9df2" officeooo:paragraph-rsid="002c9df2"/>
    </style:style>
    <style:style style:name="P29" style:family="paragraph" style:parent-style-name="Text_20_body">
      <style:text-properties officeooo:rsid="002e22fb" officeooo:paragraph-rsid="002e22fb"/>
    </style:style>
    <style:style style:name="P30" style:family="paragraph" style:parent-style-name="Text_20_body">
      <style:text-properties officeooo:rsid="002c9df2" officeooo:paragraph-rsid="002c9df2"/>
    </style:style>
    <style:style style:name="P31" style:family="paragraph" style:parent-style-name="Text_20_body">
      <style:text-properties style:font-name="DejaVu Sans Mono" officeooo:rsid="002e22fb" officeooo:paragraph-rsid="002e22fb"/>
    </style:style>
    <style:style style:name="P32" style:family="paragraph" style:parent-style-name="Text_20_body">
      <style:text-properties style:font-name="DejaVu Sans Mono" officeooo:rsid="002eb07a" officeooo:paragraph-rsid="002eb07a"/>
    </style:style>
    <style:style style:name="P33" style:family="paragraph" style:parent-style-name="Text_20_body">
      <style:text-properties officeooo:paragraph-rsid="002f6503"/>
    </style:style>
    <style:style style:name="P34" style:family="paragraph" style:parent-style-name="Text_20_body">
      <style:text-properties style:font-name="monospace" officeooo:rsid="002f6503" officeooo:paragraph-rsid="002f6503"/>
    </style:style>
    <style:style style:name="P35" style:family="paragraph" style:parent-style-name="Text_20_body">
      <style:text-properties officeooo:rsid="00308662" officeooo:paragraph-rsid="00308662"/>
    </style:style>
    <style:style style:name="P36" style:family="paragraph" style:parent-style-name="Heading_20_2">
      <style:text-properties fo:language="sv" fo:country="SE" officeooo:rsid="00336955" officeooo:paragraph-rsid="00336955"/>
    </style:style>
    <style:style style:name="P37" style:family="paragraph" style:parent-style-name="Text_20_body">
      <style:text-properties fo:color="#000000" loext:opacity="100%" style:font-name="monospace" fo:language="sv" fo:country="SE" officeooo:rsid="00336955" officeooo:paragraph-rsid="00336955" fo:background-color="#ffffff"/>
    </style:style>
    <style:style style:name="T1" style:family="text">
      <style:text-properties fo:color="#000000" loext:opacity="100%" fo:background-color="#ffffff" loext:char-shading-value="0"/>
    </style:style>
    <style:style style:name="T2" style:family="text">
      <style:text-properties officeooo:rsid="00179e6c"/>
    </style:style>
    <style:style style:name="T3" style:family="text">
      <style:text-properties fo:font-size="11pt"/>
    </style:style>
    <style:style style:name="T4" style:family="text">
      <style:text-properties fo:font-size="11pt" fo:language="sv" fo:country="SE" officeooo:rsid="00170aa3"/>
    </style:style>
    <style:style style:name="T5" style:family="text">
      <style:text-properties fo:language="sv" fo:country="SE" officeooo:rsid="00170aa3"/>
    </style:style>
    <style:style style:name="T6" style:family="text">
      <style:text-properties fo:language="zxx" fo:country="none" officeooo:rsid="00170aa3"/>
    </style:style>
    <style:style style:name="T7" style:family="text">
      <style:text-properties fo:color="#000000" loext:opacity="100%" fo:language="sv" fo:country="SE" officeooo:rsid="00142a4d" fo:background-color="#ffffff" loext:char-shading-value="0"/>
    </style:style>
    <style:style style:name="T8" style:family="text">
      <style:text-properties fo:color="#000000" loext:opacity="100%" fo:language="sv" fo:country="SE" officeooo:rsid="0016d071" fo:background-color="#ffffff" loext:char-shading-value="0"/>
    </style:style>
    <style:style style:name="T9" style:family="text">
      <style:text-properties fo:color="#000000" loext:opacity="100%" fo:language="sv" fo:country="SE" officeooo:rsid="00219556" fo:background-color="#ffffff" loext:char-shading-value="0"/>
    </style:style>
    <style:style style:name="T10" style:family="text">
      <style:text-properties fo:color="#000000" loext:opacity="100%" fo:language="sv" fo:country="SE" officeooo:rsid="0015e442" fo:background-color="#ffffff" loext:char-shading-value="0"/>
    </style:style>
    <style:style style:name="T11" style:family="text">
      <style:text-properties fo:color="#000000" loext:opacity="100%" fo:language="sv" fo:country="SE" officeooo:rsid="00238f33" fo:background-color="#ffffff" loext:char-shading-value="0"/>
    </style:style>
    <style:style style:name="T12" style:family="text">
      <style:text-properties fo:language="sv" fo:country="SE" officeooo:rsid="001815ec"/>
    </style:style>
    <style:style style:name="T13" style:family="text">
      <style:text-properties fo:color="#000000" loext:opacity="100%" style:font-name="monospace" fo:background-color="#ffffff" loext:char-shading-value="0"/>
    </style:style>
    <style:style style:name="T14" style:family="text">
      <style:text-properties officeooo:rsid="001e5613"/>
    </style:style>
    <style:style style:name="T15" style:family="text">
      <style:text-properties fo:color="#000000" loext:opacity="100%" fo:language="sv" fo:country="SE" officeooo:rsid="001339e5" fo:background-color="#ffffff" loext:char-shading-value="0"/>
    </style:style>
    <style:style style:name="T16" style:family="text">
      <style:text-properties fo:color="#000000" loext:opacity="100%" fo:language="sv" fo:country="SE" officeooo:rsid="0019e471" fo:background-color="#ffffff" loext:char-shading-value="0"/>
    </style:style>
    <style:style style:name="T17" style:family="text">
      <style:text-properties fo:color="#000000" loext:opacity="100%" fo:language="sv" fo:country="SE" officeooo:rsid="001e6e07" fo:background-color="#ffffff" loext:char-shading-value="0"/>
    </style:style>
    <style:style style:name="T18" style:family="text">
      <style:text-properties fo:color="#000000" loext:opacity="100%" fo:language="sv" fo:country="SE" officeooo:rsid="002002e7" fo:background-color="#ffffff" loext:char-shading-value="0"/>
    </style:style>
    <style:style style:name="T19" style:family="text">
      <style:text-properties fo:language="sv" fo:country="SE" officeooo:rsid="0024ca82"/>
    </style:style>
    <style:style style:name="T20" style:family="text">
      <style:text-properties fo:language="sv" fo:country="SE" officeooo:rsid="0028a5f5"/>
    </style:style>
    <style:style style:name="T21" style:family="text">
      <style:text-properties fo:color="#000000" loext:opacity="100%" officeooo:rsid="00142a4d" fo:background-color="#ffffff" loext:char-shading-value="0"/>
    </style:style>
    <style:style style:name="T22" style:family="text">
      <style:text-properties fo:color="#000000" loext:opacity="100%" officeooo:rsid="00299fbe" fo:background-color="#ffffff" loext:char-shading-value="0"/>
    </style:style>
    <style:style style:name="T23" style:family="text">
      <style:text-properties fo:color="#000000" loext:opacity="100%" officeooo:rsid="00219556" fo:background-color="#ffffff" loext:char-shading-value="0"/>
    </style:style>
    <style:style style:name="T24" style:family="text">
      <style:text-properties fo:color="#000000" loext:opacity="100%" officeooo:rsid="0015e442" fo:background-color="#ffffff" loext:char-shading-value="0"/>
    </style:style>
    <style:style style:name="T25" style:family="text">
      <style:text-properties fo:color="#000000" loext:opacity="100%" officeooo:rsid="00238f33" fo:background-color="#ffffff" loext:char-shading-value="0"/>
    </style:style>
    <style:style style:name="T26" style:family="text">
      <style:text-properties officeooo:rsid="0029ac43"/>
    </style:style>
    <style:style style:name="T27" style:family="text">
      <style:text-properties fo:color="#000000" loext:opacity="100%" fo:font-size="11pt" fo:language="sv" fo:country="SE" officeooo:rsid="0029ac43" fo:background-color="#ffffff" loext:char-shading-value="0"/>
    </style:style>
    <style:style style:name="T28" style:family="text">
      <style:text-properties style:font-name="monospace" officeooo:rsid="00142a4d"/>
    </style:style>
    <style:style style:name="T29" style:family="text">
      <style:text-properties style:font-name="monospace" officeooo:rsid="00299fbe"/>
    </style:style>
    <style:style style:name="T30" style:family="text">
      <style:text-properties style:font-name="monospace" officeooo:rsid="00219556"/>
    </style:style>
    <style:style style:name="T31" style:family="text">
      <style:text-properties style:font-name="monospace" officeooo:rsid="0015e442"/>
    </style:style>
    <style:style style:name="T32" style:family="text">
      <style:text-properties style:font-name="monospace"/>
    </style:style>
    <style:style style:name="T33" style:family="text">
      <style:text-properties style:font-name="monospace" officeooo:rsid="00238f33"/>
    </style:style>
    <style:style style:name="T34" style:family="text">
      <style:text-properties style:font-name="monospace" officeooo:rsid="002a1b3a"/>
    </style:style>
    <style:style style:name="T35" style:family="text">
      <style:text-properties style:font-name="monospace" officeooo:rsid="001339e5"/>
    </style:style>
    <style:style style:name="T36" style:family="text">
      <style:text-properties officeooo:rsid="002f65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2025-10-25</text:h>
      <text:h text:style-name="P2" text:outline-level="2">Creating index for aligning reads</text:h>
      <text:p text:style-name="P3"><text:span text:style-name="T1">kb ref -i index.idx -g t2g.txt -f1 cdna.fa -f2 intron.fa -c1 cdna_t2c.txt -c2 intron_t2c.txt --workflow lamanno -n 4 Mus_musculus.GRCm38.dna.pr</text:span><text:line-break/>imary_assembly.fa.gz Mus_musculus.GRCm38.102.gtf.gz --overwrite<text:span text:style-name="T1"> </text:span><text:line-break/><text:span text:style-name="T1">[2025-10-25 15:49:12,111]    INFO Preparing Mus_musculus.GRCm38.dna.primary_assembly.fa.gz, Mus_musculus.GRCm38.102.gtf.gz </text:span><text:line-break/><text:span text:style-name="T1">[2025-10-25 15:49:12,111]    INFO Decompressing Mus_musculus.GRCm38.dna.primary_assembly.fa.gz to tmp </text:span><text:line-break/><text:span text:style-name="T1">[2025-10-25 15:49:19,303]    INFO Sorting tmp/Mus_musculus.GRCm38.dna.primary_assembly.fa to /home/love/Projects/hic2_masters_project/RNA Sequencing Data/raw_reads/tmp/tmp5y_prxa3 </text:span><text:line-break/><text:span text:style-name="T1">[2025-10-25 15:52:28,496]    INFO Decompressing Mus_musculus.GRCm38.102.gtf.gz to tmp </text:span><text:line-break/><text:span text:style-name="T1">[2025-10-25 15:52:29,762]    INFO Sorting tmp/Mus_musculus.GRCm38.102.gtf to /home/love/Projects/hic2_masters_project/RNA Sequencing Data/raw_reads/tmp/tmphw_fmkhr </text:span><text:line-break/><text:span text:style-name="T1">[2025-10-25 15:52:58,916]    INFO Splitting genome tmp/Mus_musculus.GRCm38.dna.primary_assembly.fa into cDNA at /home/love/Projects/hic2_masters_project/RNA Sequencing Data/raw_reads/tmp/tmpeumunuqf </text:span><text:line-break/><text:span text:style-name="T1">[2025-10-25 15:52:58,916] WARNING The following chromosomes were found in the FASTA but does not have any "transcript" features in the GTF: GL456359.1, GL456367.1, GL456366.1, JH584300.1, GL456396.1, GL456368.1, GL456382.1, GL456393.1, </text:span><text:line-break/>GL456383.1, GL456389.1, GL456213.1, GL456387.1, GL456394.1, GL456360.1, JH584302.1, GL456370.1, JH584301.1, GL456390.1, GL456379.1, GL456378.1, GL456392.1. No sequences will be generated for these chromosomes.<text:span text:style-name="T1"> </text:span><text:line-break/><text:span text:style-name="T1">[2025-10-25 15:53:27,218]    INFO Wrote 142699 cDNA transcripts </text:span><text:line-break/><text:span text:style-name="T1">[2025-10-25 15:53:27,224]    INFO Creating cDNA transcripts-to-capture at /home/love/Projects/hic2_masters_project/RNA Sequencing Data/raw_reads/tmp/tmptw8u55ce </text:span><text:line-break/><text:span text:style-name="T1">[2025-10-25 15:53:27,712]    INFO Splitting genome into introns at /home/love/Projects/hic2_masters_project/RNA Sequencing Data/raw_reads/tmp/tmp4tjyczub </text:span><text:line-break/><text:span text:style-name="T1">[2025-10-25 15:54:57,483]    INFO Wrote 649390 intron sequences </text:span><text:line-break/><text:span text:style-name="T1">[2025-10-25 15:54:57,490]    INFO Creating intron transcripts-to-capture at /home/love/Projects/hic2_masters_project/RNA Sequencing Data/raw_reads/tmp/tmpqys3tunj </text:span><text:line-break/><text:span text:style-name="T1">[2025-10-25 15:55:00,752]    INFO Concatenating 1 cDNA FASTAs to cdna.fa </text:span><text:line-break/><text:span text:style-name="T1">[2025-10-25 15:55:01,245]    INFO Concatenating 1 cDNA transcripts-to-captures to cdna_t2c.txt </text:span><text:line-break/><text:span text:style-name="T1">[2025-10-25 15:55:01,268]    INFO Concatenating 1 intron FASTAs to intron.fa </text:span><text:line-break/><text:span text:style-name="T1">[2025-10-25 15:55:05,967]    INFO Concatenating 1 intron transcripts-to-captures to intron_t2c.txt </text:span><text:line-break/><text:span text:style-name="T1">[2025-10-25 15:55:06,064]    INFO Concatenating cDNA and intron FASTAs to /home/love/Projects/hic2_masters_project/RNA Sequencing Data/raw_reads/tmp/tmpf050z645 </text:span><text:line-break/><text:span text:style-name="T1">[2025-10-25 15:55:11,235]    INFO Creating transcript-to-gene mapping at t2g.txt </text:span><text:line-break/><text:span text:style-name="T1">[2025-10-25 15:55:15,543]    INFO Indexing cdna.fa to index.idx_cdna </text:span><text:line-break/><text:span text:style-name="T1">[2025-10-25 15:58:21,052]    INFO Splitting intron.fa into 3 parts </text:span><text:line-break/><text:span text:style-name="T1">[2025-10-25 15:58:27,429]    INFO Indexing /home/love/Projects/hic2_masters_project/RNA Sequencing Data/raw_reads/tmp/tmp_uf9573z to index.idx_intron.0 </text:span><text:line-break/><text:span text:style-name="T1">[2025-10-25 16:12:59,730]    INFO Indexing /home/love/Projects/hic2_masters_project/RNA Sequencing Data/raw_reads/tmp/tmpbxympn0q to index.idx_intron.1 </text:span><text:line-break/><text:span text:style-name="T1">[2025-10-25 16:26:58,091]    INFO Indexing /home/love/Projects/hic2_masters_project/RNA Sequencing Data/raw_reads/tmp/tmpoi_015vo to index.idx_intron.2</text:span><text:line-break/></text:p>
      <text:h text:style-name="P4" text:outline-level="2">Conversion to FASTQ</text:h>
      <text:p text:style-name="P5">samtools fastq -@ 16 -0 Pool1_mESC.fastq.gz Pool1_mESC.bam</text:p>
      <text:p text:style-name="P5"/>
      <text:p text:style-name="P5">for bam in *.bam; do</text:p>
      <text:p text:style-name="P5"><text:s text:c="4"/>base=$(basename "$bam" .bam)</text:p>
      <text:p text:style-name="P5"><text:s text:c="4"/>echo "Processing $bam..."</text:p>
      <text:p text:style-name="P5"><text:s text:c="4"/>samtools fastq -@ 16 -0 "${base}.fastq.gz" "$bam"</text:p>
      <text:p text:style-name="P5"><text:s text:c="4"/>echo "Finished $bam"</text:p>
      <text:p text:style-name="P5">done</text:p>
      <text:h text:style-name="P6" text:outline-level="1">2025-10-26</text:h>
      <text:h text:style-name="P2" text:outline-level="2">Generating spliced and unspliced count<text:span text:style-name="T2"> with Kallisto</text:span></text:h>
      <text:p text:style-name="P7">Reads are not paired-end:</text:p>
      <text:p text:style-name="P8"><text:span text:style-name="Source_20_Text"><text:span text:style-name="T3">samtools view -c -f 1 in.bam</text:span></text:span></text:p>
      <text:p text:style-name="P9"><text:span text:style-name="Source_20_Text"><text:span text:style-name="T4">0</text:span></text:span></text:p>
      <text:p text:style-name="P10"><text:span text:style-name="T5">Source: </text:span><text:a xlink:type="simple" xlink:href="https://www.biostars.org/p/178730/" text:style-name="Internet_20_link" text:visited-style-name="Visited_20_Internet_20_Link"><text:span text:style-name="T6">https://www.biostars.org/p/178730/</text:span></text:a></text:p>
      <text:p text:style-name="P11"><text:span text:style-name="T7">kb count --h5ad -i index.idx_cdna</text:span><text:span text:style-name="T8">,</text:span><text:span text:style-name="T7">index.idx_intron.0</text:span><text:span text:style-name="T8">,</text:span><text:span text:style-name="T7">index.idx_intron.1</text:span><text:span text:style-name="T8">,</text:span><text:span text:style-name="T7">index.idx_intron.2 -g t2g.txt -x 10xv</text:span><text:span text:style-name="T9">3</text:span><text:span text:style-name="T7"> -c1 cdna_t2c.txt -c2 intron_t2c.txt --workflow lamanno --filter --h5ad </text:span><text:span text:style-name="T10">-t 16 </text:span><text:span text:style-name="T11">-o h5ad_files/Pool1_mESC </text:span><text:span text:style-name="T1">fastq_files/Pool1_mESC/*/*</text:span></text:p>
      <text:p text:style-name="P7">The command expects paired-end reads, which might have been combined into the sam file and hidden. Then kallisto can not be used, but maybe velocyto can.</text:p>
      <text:h text:style-name="P12" text:outline-level="2">Generating spliced and unspliced count with Velocyto</text:h>
      <text:p text:style-name="P13"><text:a xlink:type="simple" xlink:href="https://velocyto.org/velocyto.py/index.html" text:style-name="Internet_20_link" text:visited-style-name="Visited_20_Internet_20_Link">https://velocyto.org/velocyto.py/index.html</text:a></text:p>
      <text:p text:style-name="P13">Downloaded mask file for mouse assembly 38 (<text:a xlink:type="simple" xlink:href="https://genome.ucsc.edu/cgi-bin/hgTables?hgsid=611454127_NtvlaW6xBSIRYJEBI0iRDEWisITa&amp;clade=mammal&amp;org=Mouse&amp;db=mm10&amp;hgta_group=allTracks&amp;hgta_track=rmsk&amp;hgta_table=0&amp;hgta_regionType=genome&amp;position=chr12%3A56694976-56714605&amp;hgta_outputType=primaryTable&amp;hgta_outputType=gff&amp;hgta_outFileName=mm10_rmsk.gtf&amp;token=0.lFpJo8ou3qOBbdNLiWh9ZYOfzgiKsRxXA2wTlClfxsB1kZCS7lPo6A_SypzWjb8ozNAJvMWk1Oi_BL9P8lv9raJNNYskZviaJTwgWKW9cUbTlD1l57yZv5ZMHURGo9bDN4S_sDumWy6Xja5si7pouptOrz5HkkFhhbgcKxqVY3W-V3hgNcVJ4IIvx0tDzB1HmJMpW_IFPd5uthk4ksv5-s4-TmE_OUAV8Gp5FDM3F4FVUhw5y7cbu9eh1ywQGBVaG6S8kNd3c4lf7zgoBL2sFNBkLB7SKPPEZpvcepCtoS3gzFHGIP86FMefK47Q4quWSr6ATQkZkcn0I8zkRc1so0I4acTW2D8yvLegMj1Em39jS1hYwOu70xNLi6JtTE7ayC01nXc9wZB7vl3M4_LXvuSkPy20yeBvi7MStBwSm4HAPms-GlgsFDgxzdp_F6WpFUoWfqQFaUHFXeB0cv4EBD5gzYvWPYXLtf28hpdGxAXPlv1O3oEt7V8Caj7JW8wGsH8g1Msxoe5gpklij6qZfKg8RT9xHQll1qm6jfoE5ny8KdmxN9cAJkTd-4YCgSxC3Ns8livGGoW_gr3D3NXF8duQxZKHXGgLya5wIjVAQ1XDHT4abyRghSJ_KNwYCQ5oziWW9FnOF7vn-Jn_WJq4gieor4GQIt_vkNEeDhbV6WkGZavhNeYQJ62Hgs7UlaOVDDwHF2DjG6UeC10Dz1mQOjy6RJWZSLurHs1ROqTL_pGoIZJ5zGFMXG0FQhHB2GpnzT7zSM0zO1byd01FmMzlEC79ZZLr0KPYiDA7KMio4eltlqTvSpIDdTqpRSrmJvrE_vU381bg_7f3OX06M1GP4lZAstUfiAQ27hbUJVsTzFs.tKtIdCOJ_SJ2N9HrOd06wg.45dd14595889ca8294b0017118600f7c31c320f028a1b565be83f6b98938443a" text:style-name="Internet_20_link" text:visited-style-name="Visited_20_Internet_20_Link">link</text:a>)</text:p>
      <text:p text:style-name="Text_20_body"><text:span text:style-name="T12">Get counts:<text:line-break/></text:span><text:span text:style-name="T13">velocyto run10x -m mm10_rmsk.gtf bam_files/ Mus_musculus.GRCm38.102.gtf</text:span></text:p>
      <text:p text:style-name="P14">Did not work since I don't have the right directory structure</text:p>
      <text:p text:style-name="P14">velocyto run \</text:p>
      <text:p text:style-name="P14"><text:s text:c="2"/>-o <text:span text:style-name="T14">loom_files</text:span>/ \</text:p>
      <text:p text:style-name="P14"><text:s text:c="2"/>-m mm10_rmsk.gtf \</text:p>
      <text:p text:style-name="P14"><text:s text:c="2"/>bam_files/Pool1_mESC.bam \</text:p>
      <text:p text:style-name="P14"><text:span text:style-name="T14"><text:s text:c="2"/></text:span>gencode.vM10.chr_patch_hapl_scaff.annotation.gtf</text:p>
      <text:h text:style-name="P15" text:outline-level="2">Using bamtofastq to convert to two fastq</text:h>
      <text:p text:style-name="P16"><text:a xlink:type="simple" xlink:href="https://github.com/10XGenomics/bamtofastq" text:style-name="Internet_20_link" text:visited-style-name="Visited_20_Internet_20_Link">https://github.com/10XGenomics/bamtofastq</text:a></text:p>
      <text:p text:style-name="P17">for bam in *.bam; do</text:p>
      <text:p text:style-name="P17"><text:s text:c="4"/>base=$(basename "$bam" .bam)</text:p>
      <text:p text:style-name="P17"><text:s text:c="4"/>echo "Processing $bam..."</text:p>
      <text:p text:style-name="P18"><text:span text:style-name="T15"><text:s text:c="4"/></text:span><text:span text:style-name="T16">bamtofastq</text:span><text:span text:style-name="T15"> "$bam"</text:span><text:span text:style-name="T16"> </text:span><text:span text:style-name="T17">"</text:span><text:span text:style-name="T16">../fastq_files/</text:span><text:span text:style-name="T15">${base}</text:span><text:span text:style-name="T17">"</text:span><text:span text:style-name="T18"> </text:span><text:span text:style-name="T1">--reads-per-fastq=500000000</text:span></text:p>
      <text:p text:style-name="P17"><text:s text:c="4"/>echo "Finished $bam"</text:p>
      <text:p text:style-name="P17">done</text:p>
      <text:h text:style-name="P19" text:outline-level="2">Spliced and unspliced count with Kallisto</text:h>
      <text:p text:style-name="Text_20_body"><text:span text:style-name="T19">Failed, warns about split indices. </text:span><text:span text:style-name="T20">Used nac index from here: https://github.com/pachterlab/kallisto-transcriptome-indices</text:span></text:p>
      <text:p text:style-name="P20"><text:span text:style-name="T21">kb count --h5ad -i mouse_index_nac</text:span><text:span text:style-name="T22">/</text:span><text:span text:style-name="T21">index.idx -g </text:span><text:span text:style-name="T22">mouse_index_nac/</text:span><text:span text:style-name="T21">t2g.txt -x 10xv</text:span><text:span text:style-name="T23">3</text:span><text:span text:style-name="T21"> -c1 </text:span><text:span text:style-name="T22">mouse_index_nac/cdna</text:span><text:span text:style-name="T21">.txt -c2 </text:span><text:span text:style-name="T22">mouse_index_nac/nascent</text:span><text:span text:style-name="T21">.txt --workflow lamanno --filter --h5ad </text:span><text:span text:style-name="T24">-t 16 </text:span><text:span text:style-name="T25">-o h5ad_files/Pool1_mESC </text:span><text:span text:style-name="T1">fastq_files/Pool1_mESC/*/*</text:span></text:p>
      <text:p text:style-name="P21">for <text:span text:style-name="T26">file</text:span> in <text:span text:style-name="T26">fastq_files/</text:span>*; do</text:p>
      <text:p text:style-name="P22"><text:tab/><text:span text:style-name="Source_20_Text"><text:span text:style-name="T3">if [[ -d "$file" &amp;&amp; ! -L "$file" ]]; then</text:span></text:span></text:p>
      <text:p text:style-name="P23"><text:span text:style-name="Source_20_Text"><text:span text:style-name="T3"><text:tab/><text:tab/>dir=${file%*/}</text:span></text:span></text:p>
      <text:p text:style-name="P24"><text:span text:style-name="Source_20_Text"><text:span text:style-name="T27"><text:tab/><text:tab/>base=${dir##*/}</text:span></text:span></text:p>
      <text:p text:style-name="P25"><text:span text:style-name="Source_20_Text"><text:s text:c="5"/><text:tab/><text:tab/>echo "Processing $base"</text:span></text:p>
      <text:p text:style-name="P25"><text:span text:style-name="Source_20_Text"><text:tab/><text:tab/></text:span><text:span text:style-name="Source_20_Text"><text:span text:style-name="T28">kb count --h5ad -i mouse_index_nac</text:span></text:span><text:span text:style-name="Source_20_Text"><text:span text:style-name="T29">/</text:span></text:span><text:span text:style-name="Source_20_Text"><text:span text:style-name="T28">index.idx -g </text:span></text:span><text:span text:style-name="Source_20_Text"><text:span text:style-name="T29">mouse_index_nac/</text:span></text:span><text:span text:style-name="Source_20_Text"><text:span text:style-name="T28">t2g.txt -x 10xv</text:span></text:span><text:span text:style-name="Source_20_Text"><text:span text:style-name="T30">3</text:span></text:span><text:span text:style-name="Source_20_Text"><text:span text:style-name="T28"> -c1 </text:span></text:span><text:span text:style-name="Source_20_Text"><text:span text:style-name="T29">mouse_index_nac/cdna</text:span></text:span><text:span text:style-name="Source_20_Text"><text:span text:style-name="T28">.txt -c2 </text:span></text:span><text:span text:style-name="Source_20_Text"><text:span text:style-name="T29">mouse_index_nac/nascent</text:span></text:span><text:span text:style-name="Source_20_Text"><text:span text:style-name="T28">.txt --workflow lamanno --filter --h5ad </text:span></text:span><text:span text:style-name="Source_20_Text"><text:span text:style-name="T31">-t 16 </text:span></text:span><text:span text:style-name="Source_20_Text"><text:span text:style-name="T32">--overwrite </text:span></text:span><text:span text:style-name="Source_20_Text"><text:span text:style-name="T33">-o</text:span></text:span><text:span text:style-name="Source_20_Text"><text:span text:style-name="T34"> "</text:span></text:span><text:span text:style-name="Source_20_Text"><text:span text:style-name="T33">h5ad_files/</text:span></text:span><text:span text:style-name="Source_20_Text"><text:span text:style-name="T32">${base}</text:span></text:span><text:span text:style-name="Source_20_Text"><text:span text:style-name="T34">"</text:span></text:span><text:span text:style-name="Source_20_Text"><text:span text:style-name="T32"> fastq_files/${base}/*/*</text:span></text:span><text:span text:style-name="Source_20_Text"><text:line-break/><text:tab/><text:tab/></text:span><text:span text:style-name="Source_20_Text"><text:span text:style-name="T35">echo "Finished $</text:span></text:span><text:span text:style-name="Source_20_Text"><text:span text:style-name="T32">base</text:span></text:span><text:span text:style-name="Source_20_Text"><text:span text:style-name="T35">"</text:span></text:span></text:p>
      <text:p text:style-name="P26"><text:span text:style-name="Source_20_Text"><text:span text:style-name="T3"><text:tab/>fi;</text:span></text:span></text:p>
      <text:p text:style-name="P21">done</text:p>
      <text:p text:style-name="P27">Kallisto had to be downgraded to 0.50 for the prebuilt index to work.</text:p>
      <text:h text:style-name="P28" text:outline-level="1">2025-10-28</text:h>
      <text:p text:style-name="P29">I worked on RNA velocity.</text:p>
      <text:p text:style-name="P30">There are issues with this because some genes, like Hic2, have a very low count, around 34 for all cells in total. This occurs before they are imported into Python.</text:p>
      <text:p text:style-name="P29">Many reads from all genes are lost</text:p>
      <text:p text:style-name="P31">Reads in bam_files/Pool2_mESC.bam: 118062688<text:line-break/>Command: samtools view -c your.bam</text:p>
      <text:p text:style-name="P31">Reads in fastq_files/Pool2_mESC/*: 118062688.0<text:line-break/>Commands: zcat fastq_files/Pool2_mESC/*/* | wc -l<text:line-break/>Divided by 8</text:p>
      <text:p text:style-name="P32">Reads in combined adata object:</text:p>
      <text:p text:style-name="P32">Spliced:<text:tab/><text:tab/><text:tab/><text:tab/><text:tab/> <text:s text:c="2"/>150262341.0</text:p>
      <text:p text:style-name="P32">Unspliced:<text:tab/><text:tab/><text:tab/><text:tab/><text:tab/> <text:s text:c="3"/>47666925.0</text:p>
      <text:p text:style-name="P29">FASTQ files have all reads, so the issue must be kb count.</text:p>
      <text:p text:style-name="P33"><text:span text:style-name="T36">Output from </text:span><text:span text:style-name="T13">kb count -i mouse_index_nac/index.idx -g mouse_index_nac/t2g.txt -x 10xv3 -c1 mouse_index_nac/cdna.txt -c2 mouse_index_nac/nascent.txt --workfl</text:span><text:span text:style-name="T32"><text:line-break/>ow lamanno --filter -t 16 --verbose --h5ad -o "h5ad_files/new/" fastq_files/Pool1_mESC/*/*</text:span></text:p>
      <text:p text:style-name="P34"><text:span text:style-name="T1">[2025-10-28 18:22:17,162]   DEBUG Printing verbose output </text:span><text:line-break/><text:span text:style-name="T1">[2025-10-28 18:22:17,162]   DEBUG kallisto binary located at /home/love/miniconda3/envs/masters_project/bin/kallisto </text:span><text:line-break/><text:span text:style-name="T1">[2025-10-28 18:22:17,162]   DEBUG bustools binary located at /home/love/miniconda3/envs/masters_project/bin/bustools </text:span><text:line-break/><text:span text:style-name="T1">[2025-10-28 18:22:17,162]   DEBUG Creating h5ad_files/new/tmp directory </text:span><text:line-break/><text:span text:style-name="T1">[2025-10-28 18:22:17,162]   DEBUG Namespace(list=False, command='count', tmp=None, keep_tmp=False, verbose=True, kallisto='kallisto', bustools='bustools', i='mouse_index_nac/index.idx', g='mouse_index_nac/t2g.txt', x='10xv3', o='h5ad_fi</text:span><text:line-break/>les/new/', w=None, t=16, m='4G', workflow='lamanno', mm=False, tcc=False, filter='bustools', c1='mouse_index_nac/cdna.txt', c2='mouse_index_nac/nascent.txt', overwrite=False, dry_run=False, lamanno=False, nucleus=False, loom=False, h5ad<text:line-break/>=True, cellranger=False, report=False, no_inspect=False, no_validate=False, fastqs=['fastq_files/Pool1_mESC/220625Hic2Pool1final_0_1_AAAMMLWHV/bamtofastq_S1_L001_R1_001.fastq.gz', 'fastq_files/Pool1_mESC/220625Hic2Pool1final_0_1_AAAMMLW<text:line-break/>HV/bamtofastq_S1_L001_R2_001.fastq.gz', 'fastq_files/Pool1_mESC/220625Hic2Pool1final_0_1_AAAMMLWHV/bamtofastq_S1_L002_R1_001.fastq.gz', 'fastq_files/Pool1_mESC/220625Hic2Pool1final_0_1_AAAMMLWHV/bamtofastq_S1_L002_R2_001.fastq.gz', 'fas<text:line-break/>tq_files/Pool1_mESC/220625Hic2Pool1final_1_1_AAAMMLWHV/bamtofastq_S1_L001_R1_001.fastq.gz', 'fastq_files/Pool1_mESC/220625Hic2Pool1final_1_1_AAAMMLWHV/bamtofastq_S1_L001_R2_001.fastq.gz', 'fastq_files/Pool1_mESC/220625Hic2Pool1final_1_1<text:line-break/>_AAAMMLWHV/bamtofastq_S1_L002_R1_001.fastq.gz', 'fastq_files/Pool1_mESC/220625Hic2Pool1final_1_1_AAAMMLWHV/bamtofastq_S1_L002_R2_001.fastq.gz'])<text:span text:style-name="T1"> </text:span><text:line-break/><text:span text:style-name="T1">[2025-10-28 18:22:17,167]    INFO Using index mouse_index_nac/index.idx to generate BUS file to h5ad_files/new/ from </text:span><text:line-break/><text:span text:style-name="T1">[2025-10-28 18:22:17,167]    INFO         fastq_files/Pool1_mESC/220625Hic2Pool1final_0_1_AAAMMLWHV/bamtofastq_S1_L001_R1_001.fastq.gz </text:span><text:line-break/><text:span text:style-name="T1">[2025-10-28 18:22:17,167]    INFO         fastq_files/Pool1_mESC/220625Hic2Pool1final_0_1_AAAMMLWHV/bamtofastq_S1_L001_R2_001.fastq.gz </text:span><text:line-break/><text:span text:style-name="T1">[2025-10-28 18:22:17,167]    INFO         fastq_files/Pool1_mESC/220625Hic2Pool1final_0_1_AAAMMLWHV/bamtofastq_S1_L002_R1_001.fastq.gz </text:span><text:line-break/><text:span text:style-name="T1">[2025-10-28 18:22:17,167]    INFO         fastq_files/Pool1_mESC/220625Hic2Pool1final_0_1_AAAMMLWHV/bamtofastq_S1_L002_R2_001.fastq.gz </text:span><text:line-break/><text:span text:style-name="T1">[2025-10-28 18:22:17,168]    INFO         fastq_files/Pool1_mESC/220625Hic2Pool1final_1_1_AAAMMLWHV/bamtofastq_S1_L001_R1_001.fastq.gz </text:span><text:line-break/><text:span text:style-name="T1">[2025-10-28 18:22:17,168]    INFO         fastq_files/Pool1_mESC/220625Hic2Pool1final_1_1_AAAMMLWHV/bamtofastq_S1_L001_R2_001.fastq.gz </text:span><text:line-break/><text:span text:style-name="T1">[2025-10-28 18:22:17,168]    INFO         fastq_files/Pool1_mESC/220625Hic2Pool1final_1_1_AAAMMLWHV/bamtofastq_S1_L002_R1_001.fastq.gz </text:span><text:line-break/><text:span text:style-name="T1">[2025-10-28 18:22:17,168]    INFO         fastq_files/Pool1_mESC/220625Hic2Pool1final_1_1_AAAMMLWHV/bamtofastq_S1_L002_R2_001.fastq.gz </text:span><text:line-break/><text:span text:style-name="T1">[2025-10-28 18:22:17,168]   DEBUG kallisto bus -i mouse_index_nac/index.idx -o h5ad_files/new/ -x 10xv3 -t 16 fastq_files/Pool1_mESC/220625Hic2Pool1final_0_1_AAAMMLWHV/bamtofastq_S1_L001_R1_001.fastq.gz fastq_files/Pool1_mESC/220625Hic2</text:span><text:line-break/>Pool1final_0_1_AAAMMLWHV/bamtofastq_S1_L001_R2_001.fastq.gz fastq_files/Pool1_mESC/220625Hic2Pool1final_0_1_AAAMMLWHV/bamtofastq_S1_L002_R1_001.fastq.gz fastq_files/Pool1_mESC/220625Hic2Pool1final_0_1_AAAMMLWHV/bamtofastq_S1_L002_R2_001<text:line-break/>.fastq.gz fastq_files/Pool1_mESC/220625Hic2Pool1final_1_1_AAAMMLWHV/bamtofastq_S1_L001_R1_001.fastq.gz fastq_files/Pool1_mESC/220625Hic2Pool1final_1_1_AAAMMLWHV/bamtofastq_S1_L001_R2_001.fastq.gz fastq_files/Pool1_mESC/220625Hic2Pool1fi<text:line-break/>nal_1_1_AAAMMLWHV/bamtofastq_S1_L002_R1_001.fastq.gz fastq_files/Pool1_mESC/220625Hic2Pool1final_1_1_AAAMMLWHV/bamtofastq_S1_L002_R2_001.fastq.gz<text:span text:style-name="T1"> </text:span><text:line-break/><text:span text:style-name="T1">[2025-10-28 18:23:25,671]   DEBUG  </text:span><text:line-break/><text:span text:style-name="T1">[2025-10-28 18:23:25,671]   DEBUG [bus] Note: Strand option was not specified; setting it to --fr-stranded for specified technology </text:span><text:line-break/><text:span text:style-name="T1">[2025-10-28 18:23:25,671]   DEBUG [index] k-mer length: 31 </text:span><text:line-break/><text:span text:style-name="T1">[2025-10-28 18:23:25,671]   DEBUG [index] number of targets: 160,309 </text:span><text:line-break/><text:span text:style-name="T1">[2025-10-28 18:23:25,671]   DEBUG [index] number of k-mers: 1,101,603,450 </text:span><text:line-break/><text:span text:style-name="T1">[2025-10-28 18:23:25,671]   DEBUG [index] number of D-list k-mers: 8,705,140 </text:span><text:line-break/><text:span text:style-name="T1">[2025-10-28 18:23:25,671]   DEBUG [quant] will process sample 1: fastq_files/Pool1_mESC/220625Hic2Pool1final_0_1_AAAMMLWHV/bamtofastq_S1_L001_R1_001.fastq.gz </text:span><text:line-break/><text:span text:style-name="T1">[2025-10-28 18:23:25,671]   DEBUG fastq_files/Pool1_mESC/220625Hic2Pool1final_0_1_AAAMMLWHV/bamtofastq_S1_L001_R2_001.fastq.gz </text:span><text:line-break/><text:span text:style-name="T1">[2025-10-28 18:23:25,671]   DEBUG [quant] will process sample 2: fastq_files/Pool1_mESC/220625Hic2Pool1final_0_1_AAAMMLWHV/bamtofastq_S1_L002_R1_001.fastq.gz </text:span><text:line-break/><text:span text:style-name="T1">[2025-10-28 18:23:25,671]   DEBUG fastq_files/Pool1_mESC/220625Hic2Pool1final_0_1_AAAMMLWHV/bamtofastq_S1_L002_R2_001.fastq.gz </text:span><text:line-break/><text:span text:style-name="T1">[2025-10-28 18:23:25,671]   DEBUG [quant] will process sample 3: fastq_files/Pool1_mESC/220625Hic2Pool1final_1_1_AAAMMLWHV/bamtofastq_S1_L001_R1_001.fastq.gz </text:span><text:line-break/><text:span text:style-name="T1">[2025-10-28 18:23:25,671]   DEBUG fastq_files/Pool1_mESC/220625Hic2Pool1final_1_1_AAAMMLWHV/bamtofastq_S1_L001_R2_001.fastq.gz </text:span><text:line-break/><text:span text:style-name="T1">[2025-10-28 18:23:25,671]   DEBUG [quant] will process sample 4: fastq_files/Pool1_mESC/220625Hic2Pool1final_1_1_AAAMMLWHV/bamtofastq_S1_L002_R1_001.fastq.gz </text:span><text:line-break/><text:span text:style-name="T1">[2025-10-28 18:23:25,671]   DEBUG fastq_files/Pool1_mESC/220625Hic2Pool1final_1_1_AAAMMLWHV/bamtofastq_S1_L002_R2_001.fastq.gz </text:span><text:line-break/><text:span text:style-name="T1">[2025-10-28 18:23:25,671]   DEBUG [quant] finding pseudoalignments for the reads ... </text:span><text:line-break/><text:span text:style-name="T1">[2025-10-28 18:23:25,671]   DEBUG [progress] 1M reads processed (89.7% mapped) </text:span><text:line-break/><text:span text:style-name="T1">[2025-10-28 18:23:25,671]   DEBUG [progress] 2M reads processed (90.4% mapped) </text:span><text:line-break/><text:span text:style-name="T1">[2025-10-28 18:23:25,671]   DEBUG [progress] 3M reads processed (64.4% mapped) </text:span><text:line-break/><text:span text:style-name="T1">[2025-10-28 18:23:25,671]   DEBUG [progress] 4M reads processed (51.5% mapped) </text:span><text:line-break/><text:span text:style-name="T1">[2025-10-28 18:23:25,671]   DEBUG [progress] 5M reads processed (52.0% mapped) </text:span><text:line-break/><text:span text:style-name="T1">[2025-10-28 18:23:25,671]   DEBUG [progress] 6M reads processed (57.6% mapped) </text:span><text:line-break/><text:span text:style-name="T1">[2025-10-28 18:23:25,671]   DEBUG [progress] 7M reads processed (58.5% mapped) </text:span><text:line-break/><text:span text:style-name="T1">[2025-10-28 18:23:25,671]   DEBUG [progress] 8M reads processed (60.6% mapped) </text:span><text:line-break/><text:span text:style-name="T1">[2025-10-28 18:23:25,671]   DEBUG [progress] 9M reads processed (63.9% mapped) </text:span><text:line-break/><text:span text:style-name="T1">[2025-10-28 18:23:25,671]   DEBUG [progress] 10M reads processed (66.1% mapped) </text:span><text:line-break/><text:span text:style-name="T1">[2025-10-28 18:23:25,671]   DEBUG [progress] 11M reads processed (68.0% mapped) </text:span><text:line-break/><text:span text:style-name="T1">[2025-10-28 18:23:25,671]   DEBUG [progress] 12M reads processed (69.7% mapped) </text:span><text:line-break/><text:span text:style-name="T1">[2025-10-28 18:23:25,671]   DEBUG [progress] 13M reads processed (71.2% mapped) </text:span><text:line-break/><text:span text:style-name="T1">[2025-10-28 18:23:25,671]   DEBUG [progress] 14M reads processed (72.3% mapped) </text:span><text:line-break/><text:span text:style-name="T1">[2025-10-28 18:23:25,671]   DEBUG [progress] 15M reads processed (73.6% mapped) </text:span><text:line-break/><text:span text:style-name="T1">[2025-10-28 18:23:25,671]   DEBUG [progress] 16M reads processed (74.7% mapped) </text:span><text:line-break/><text:span text:style-name="T1">[2025-10-28 18:23:25,671]   DEBUG [progress] 17M reads processed (75.5% mapped) </text:span><text:line-break/><text:span text:style-name="T1">[2025-10-28 18:23:25,671]   DEBUG [progress] 18M reads processed (76.2% mapped) </text:span><text:line-break/><text:span text:style-name="T1">[2025-10-28 18:23:25,671]   DEBUG [progress] 19M reads processed (74.5% mapped)              done </text:span><text:line-break/><text:span text:style-name="T1">[2025-10-28 18:23:25,671]   DEBUG [quant] processed 19,889,304 reads, 14,808,767 reads pseudoaligned </text:span><text:line-break/><text:span text:style-name="T1">[2025-10-28 18:23:25,671]   DEBUG  </text:span><text:line-break/><text:span text:style-name="T1">[2025-10-28 18:23:29,268]   DEBUG h5ad_files/new/output.bus passed validation </text:span><text:line-break/><text:span text:style-name="T1">[2025-10-28 18:23:29,268]    INFO Sorting BUS file h5ad_files/new/output.bus to h5ad_files/new/tmp/output.s.bus </text:span><text:line-break/><text:span text:style-name="T1">[2025-10-28 18:23:29,268]   DEBUG bustools sort -o h5ad_files/new/tmp/output.s.bus -T h5ad_files/new/tmp -t 16 -m 4G h5ad_files/new/output.bus </text:span><text:line-break/><text:span text:style-name="T1">[2025-10-28 18:23:31,964]   DEBUG partition time: 0.220419s </text:span><text:line-break/><text:span text:style-name="T1">[2025-10-28 18:23:31,964]   DEBUG all fits in buffer </text:span><text:line-break/><text:span text:style-name="T1">[2025-10-28 18:23:31,964]   DEBUG Read in 14808767 BUS records </text:span><text:line-break/><text:span text:style-name="T1">[2025-10-28 18:23:31,964]   DEBUG reading time 0.082881s </text:span><text:line-break/><text:span text:style-name="T1">[2025-10-28 18:23:31,964]   DEBUG sorting time 4.77629s </text:span><text:line-break/><text:span text:style-name="T1">[2025-10-28 18:23:31,964]   DEBUG writing time 0.245908s </text:span><text:line-break/><text:span text:style-name="T1">[2025-10-28 18:23:35,345]   DEBUG h5ad_files/new/tmp/output.s.bus passed validation </text:span><text:line-break/><text:span text:style-name="T1">[2025-10-28 18:23:35,345]    INFO Whitelist not provided </text:span><text:line-break/><text:span text:style-name="T1">[2025-10-28 18:23:35,345]    INFO Copying pre-packaged 10XV3 whitelist to h5ad_files/new/ </text:span><text:line-break/><text:span text:style-name="T1">[2025-10-28 18:23:35,807]    INFO Inspecting BUS file h5ad_files/new/tmp/output.s.bus </text:span><text:line-break/><text:span text:style-name="T1">[2025-10-28 18:23:35,807]   DEBUG bustools inspect -o h5ad_files/new/inspect.json -w h5ad_files/new/10xv3_whitelist.txt -e h5ad_files/new/matrix.ec h5ad_files/new/tmp/output.s.bus </text:span><text:line-break/><text:span text:style-name="T1">[2025-10-28 18:23:43,233]    INFO Correcting BUS records in h5ad_files/new/tmp/output.s.bus to h5ad_files/new/tmp/output.s.c.bus with whitelist h5ad_files/new/10xv3_whitelist.txt </text:span><text:line-break/><text:span text:style-name="T1">[2025-10-28 18:23:43,233]   DEBUG bustools correct -o h5ad_files/new/tmp/output.s.c.bus -w h5ad_files/new/10xv3_whitelist.txt h5ad_files/new/tmp/output.s.bus </text:span><text:line-break/><text:span text:style-name="T1">[2025-10-28 18:23:49,292]   DEBUG Found 6794880 barcodes in the on-list </text:span><text:line-break/><text:span text:style-name="T1">[2025-10-28 18:23:49,292]   DEBUG Processed 10489998 BUS records </text:span><text:line-break/><text:span text:style-name="T1">[2025-10-28 18:23:49,292]   DEBUG In on-list = 10354608 </text:span><text:line-break/><text:span text:style-name="T1">[2025-10-28 18:23:49,292]   DEBUG Corrected    = 22091 </text:span><text:line-break/><text:span text:style-name="T1">[2025-10-28 18:23:49,292]   DEBUG Uncorrected  = 113299 </text:span><text:line-break/><text:span text:style-name="T1">[2025-10-28 18:23:52,201]   DEBUG h5ad_files/new/tmp/output.s.c.bus passed validation </text:span><text:line-break/><text:span text:style-name="T1">[2025-10-28 18:23:52,201]    INFO Sorting BUS file h5ad_files/new/tmp/output.s.c.bus to h5ad_files/new/output.unfiltered.bus </text:span><text:line-break/><text:span text:style-name="T1">[2025-10-28 18:23:52,201]   DEBUG bustools sort -o h5ad_files/new/output.unfiltered.bus -T h5ad_files/new/tmp -t 16 -m 4G h5ad_files/new/tmp/output.s.c.bus </text:span><text:line-break/><text:span text:style-name="T1">[2025-10-28 18:23:54,600]   DEBUG partition time: 0.078144s </text:span><text:line-break/><text:span text:style-name="T1">[2025-10-28 18:23:54,600]   DEBUG all fits in buffer </text:span><text:line-break/><text:span text:style-name="T1">[2025-10-28 18:23:54,600]   DEBUG Read in 10376699 BUS records </text:span><text:line-break/><text:span text:style-name="T1">[2025-10-28 18:23:54,600]   DEBUG reading time 0.060392s </text:span><text:line-break/><text:span text:style-name="T1">[2025-10-28 18:23:54,600]   DEBUG sorting time 2.07787s </text:span><text:line-break/><text:span text:style-name="T1">[2025-10-28 18:23:54,600]   DEBUG writing time 0.226759s </text:span><text:line-break/><text:span text:style-name="T1">[2025-10-28 18:23:57,465]   DEBUG h5ad_files/new/output.unfiltered.bus passed validation </text:span><text:line-break/><text:span text:style-name="T1">[2025-10-28 18:23:57,465]    INFO Capturing records from BUS file h5ad_files/new/output.unfiltered.bus to h5ad_files/new/tmp/spliced.bus with capture list mouse_index_nac/nascent.txt </text:span><text:line-break/><text:span text:style-name="T1">[2025-10-28 18:23:57,465]   DEBUG bustools capture -o h5ad_files/new/tmp/spliced.bus -c mouse_index_nac/nascent.txt -e h5ad_files/new/matrix.ec -t h5ad_files/new/transcripts.txt --complement --transcripts h5ad_files/new/output.unfiltere</text:span><text:line-break/>d.bus<text:span text:style-name="T1"> </text:span><text:line-break/><text:span text:style-name="T1">[2025-10-28 18:23:58,513]   DEBUG Parsing transcripts .. done </text:span><text:line-break/><text:span text:style-name="T1">[2025-10-28 18:23:58,513]   DEBUG Parsing ECs .. done </text:span><text:line-break/><text:span text:style-name="T1">[2025-10-28 18:23:58,513]   DEBUG Parsing capture list .. done </text:span><text:line-break/><text:span text:style-name="T1">[2025-10-28 18:23:58,513]   DEBUG Read in 10369444 BUS records, wrote 2880398 BUS records </text:span><text:line-break/><text:span text:style-name="T1">[2025-10-28 18:23:59,190]   DEBUG h5ad_files/new/tmp/spliced.bus passed validation </text:span><text:line-break/><text:span text:style-name="T1">[2025-10-28 18:23:59,190]    INFO Sorting BUS file h5ad_files/new/tmp/spliced.bus to h5ad_files/new/spliced.unfiltered.bus </text:span><text:line-break/><text:span text:style-name="T1">[2025-10-28 18:23:59,190]   DEBUG bustools sort -o h5ad_files/new/spliced.unfiltered.bus -T h5ad_files/new/tmp -t 16 -m 4G h5ad_files/new/tmp/spliced.bus </text:span><text:line-break/><text:span text:style-name="T1">[2025-10-28 18:24:01,074]   DEBUG partition time: 0.021572s </text:span><text:line-break/><text:span text:style-name="T1">[2025-10-28 18:24:01,074]   DEBUG all fits in buffer </text:span><text:line-break/><text:span text:style-name="T1">[2025-10-28 18:24:01,074]   DEBUG Read in 2880398 BUS records </text:span><text:line-break/><text:span text:style-name="T1">[2025-10-28 18:24:01,074]   DEBUG reading time 0.015156s </text:span><text:line-break/><text:span text:style-name="T1">[2025-10-28 18:24:01,074]   DEBUG sorting time 0.329842s </text:span><text:line-break/><text:span text:style-name="T1">[2025-10-28 18:24:01,074]   DEBUG writing time 0.082797s </text:span><text:line-break/><text:span text:style-name="T1">[2025-10-28 18:24:01,751]   DEBUG h5ad_files/new/spliced.unfiltered.bus passed validation </text:span><text:line-break/><text:span text:style-name="T1">[2025-10-28 18:24:01,751]    INFO Inspecting BUS file h5ad_files/new/spliced.unfiltered.bus </text:span><text:line-break/><text:span text:style-name="T1">[2025-10-28 18:24:01,751]   DEBUG bustools inspect -o h5ad_files/new/inspect.spliced.json -w h5ad_files/new/10xv3_whitelist.txt -e h5ad_files/new/matrix.ec h5ad_files/new/spliced.unfiltered.bus </text:span><text:line-break/><text:span text:style-name="T1">[2025-10-28 18:24:05,778]    INFO Generating count matrix h5ad_files/new/counts_unfiltered/spliced from BUS file h5ad_files/new/spliced.unfiltered.bus </text:span><text:line-break/><text:span text:style-name="T1">[2025-10-28 18:24:05,778]   DEBUG bustools count -o h5ad_files/new/counts_unfiltered/spliced -g mouse_index_nac/t2g.txt -e h5ad_files/new/matrix.ec -t h5ad_files/new/transcripts.txt --genecounts h5ad_files/new/spliced.unfiltered.bus </text:span><text:line-break/><text:span text:style-name="T1">[2025-10-28 18:24:06,606]   DEBUG h5ad_files/new/counts_unfiltered/spliced.mtx passed validation </text:span><text:line-break/><text:span text:style-name="T1">[2025-10-28 18:24:06,607]    INFO Capturing records from BUS file h5ad_files/new/output.unfiltered.bus to h5ad_files/new/tmp/unspliced.bus with capture list mouse_index_nac/cdna.txt </text:span><text:line-break/><text:span text:style-name="T1">[2025-10-28 18:24:06,607]   DEBUG bustools capture -o h5ad_files/new/tmp/unspliced.bus -c mouse_index_nac/cdna.txt -e h5ad_files/new/matrix.ec -t h5ad_files/new/transcripts.txt --complement --transcripts h5ad_files/new/output.unfiltered</text:span><text:line-break/>.bus<text:span text:style-name="T1"> </text:span><text:line-break/><text:span text:style-name="T1">[2025-10-28 18:24:07,298]   DEBUG Parsing transcripts .. done </text:span><text:line-break/><text:span text:style-name="T1">[2025-10-28 18:24:07,298]   DEBUG Parsing ECs .. done </text:span><text:line-break/><text:span text:style-name="T1">[2025-10-28 18:24:07,298]   DEBUG Parsing capture list .. done </text:span><text:line-break/><text:span text:style-name="T1">[2025-10-28 18:24:07,298]   DEBUG Read in 10369444 BUS records, wrote 1078029 BUS records </text:span><text:line-break/><text:span text:style-name="T1">[2025-10-28 18:24:07,461]   DEBUG h5ad_files/new/tmp/unspliced.bus passed validation </text:span><text:line-break/><text:span text:style-name="T1">[2025-10-28 18:24:07,461]    INFO Sorting BUS file h5ad_files/new/tmp/unspliced.bus to h5ad_files/new/unspliced.unfiltered.bus </text:span><text:line-break/><text:span text:style-name="T1">[2025-10-28 18:24:07,461]   DEBUG bustools sort -o h5ad_files/new/unspliced.unfiltered.bus -T h5ad_files/new/tmp -t 16 -m 4G h5ad_files/new/tmp/unspliced.bus </text:span><text:line-break/><text:span text:style-name="T1">[2025-10-28 18:24:09,243]   DEBUG partition time: 0.007024s </text:span><text:line-break/><text:span text:style-name="T1">[2025-10-28 18:24:09,243]   DEBUG all fits in buffer </text:span><text:line-break/><text:span text:style-name="T1">[2025-10-28 18:24:09,243]   DEBUG Read in 1078029 BUS records </text:span><text:line-break/><text:span text:style-name="T1">[2025-10-28 18:24:09,243]   DEBUG reading time 0.00689s </text:span><text:line-break/><text:span text:style-name="T1">[2025-10-28 18:24:09,243]   DEBUG sorting time 0.06055s </text:span><text:line-break/><text:span text:style-name="T1">[2025-10-28 18:24:09,243]   DEBUG writing time 0.039031s </text:span><text:line-break/><text:span text:style-name="T1">[2025-10-28 18:24:09,400]   DEBUG h5ad_files/new/unspliced.unfiltered.bus passed validation </text:span><text:line-break/><text:span text:style-name="T1">[2025-10-28 18:24:09,400]    INFO Inspecting BUS file h5ad_files/new/unspliced.unfiltered.bus </text:span><text:line-break/><text:span text:style-name="T1">[2025-10-28 18:24:09,400]   DEBUG bustools inspect -o h5ad_files/new/inspect.unspliced.json -w h5ad_files/new/10xv3_whitelist.txt -e h5ad_files/new/matrix.ec h5ad_files/new/unspliced.unfiltered.bus </text:span><text:line-break/><text:span text:style-name="T1">[2025-10-28 18:24:12,747]    INFO Generating count matrix h5ad_files/new/counts_unfiltered/unspliced from BUS file h5ad_files/new/unspliced.unfiltered.bus </text:span><text:line-break/><text:span text:style-name="T1">[2025-10-28 18:24:12,747]   DEBUG bustools count -o h5ad_files/new/counts_unfiltered/unspliced -g mouse_index_nac/t2g.txt -e h5ad_files/new/matrix.ec -t h5ad_files/new/transcripts.txt --genecounts h5ad_files/new/unspliced.unfiltered.bus </text:span><text:line-break/><text:span text:style-name="T1">[2025-10-28 18:24:13,500]   DEBUG h5ad_files/new/counts_unfiltered/unspliced.mtx passed validation </text:span><text:line-break/><text:span text:style-name="T1">[2025-10-28 18:24:13,500]    INFO Reading matrix h5ad_files/new/counts_unfiltered/spliced.mtx </text:span><text:line-break/><text:span text:style-name="T1">[2025-10-28 18:24:13,695]    INFO Reading matrix h5ad_files/new/counts_unfiltered/unspliced.mtx </text:span><text:line-break/><text:span text:style-name="T1">[2025-10-28 18:24:13,843]    INFO Combining matrices </text:span><text:line-break/><text:span text:style-name="T1">[2025-10-28 18:24:13,868]    INFO Writing matrices to h5ad h5ad_files/new/counts_unfiltered/adata.h5ad </text:span><text:line-break/><text:span text:style-name="T1">[2025-10-28 18:24:13,994]    INFO Filtering with bustools </text:span><text:line-break/><text:span text:style-name="T1">[2025-10-28 18:24:13,994]    INFO Generating whitelist h5ad_files/new/filter_barcodes.txt from BUS file h5ad_files/new/output.unfiltered.bus </text:span><text:line-break/><text:span text:style-name="T1">[2025-10-28 18:24:13,994]   DEBUG bustools whitelist -o h5ad_files/new/filter_barcodes.txt h5ad_files/new/output.unfiltered.bus </text:span><text:line-break/><text:span text:style-name="T1">[2025-10-28 18:24:14,024]   DEBUG Read in 10369444 BUS records, wrote 328 barcodes to on-list with threshold 12950 </text:span><text:line-break/><text:span text:style-name="T1">[2025-10-28 18:24:14,025]    INFO Correcting BUS records in h5ad_files/new/output.unfiltered.bus to h5ad_files/new/tmp/output.unfiltered.c.bus with whitelist h5ad_files/new/filter_barcodes.txt </text:span><text:line-break/><text:span text:style-name="T1">[2025-10-28 18:24:14,025]   DEBUG bustools correct -o h5ad_files/new/tmp/output.unfiltered.c.bus -w h5ad_files/new/filter_barcodes.txt h5ad_files/new/output.unfiltered.bus </text:span><text:line-break/><text:span text:style-name="T1">[2025-10-28 18:24:14,555]   DEBUG Found 316 barcodes in the on-list </text:span><text:line-break/><text:span text:style-name="T1">[2025-10-28 18:24:14,555]   DEBUG Processed 10369444 BUS records </text:span><text:line-break/><text:span text:style-name="T1">[2025-10-28 18:24:14,555]   DEBUG In on-list = 9929765 </text:span><text:line-break/><text:span text:style-name="T1">[2025-10-28 18:24:14,555]   DEBUG Corrected    = 0 </text:span><text:line-break/><text:span text:style-name="T1">[2025-10-28 18:24:14,555]   DEBUG Uncorrected  = 439679 </text:span><text:line-break/><text:span text:style-name="T1">[2025-10-28 18:24:17,387]   DEBUG h5ad_files/new/tmp/output.unfiltered.c.bus passed validation </text:span><text:line-break/><text:span text:style-name="T1">[2025-10-28 18:24:17,387]    INFO Sorting BUS file h5ad_files/new/tmp/output.unfiltered.c.bus to h5ad_files/new/output.filtered.bus </text:span><text:line-break/><text:span text:style-name="T1">[2025-10-28 18:24:17,388]   DEBUG bustools sort -o h5ad_files/new/output.filtered.bus -T h5ad_files/new/tmp -t 8 -m 4G h5ad_files/new/tmp/output.unfiltered.c.bus </text:span><text:line-break/><text:span text:style-name="T1">[2025-10-28 18:24:19,680]   DEBUG partition time: 0.056498s </text:span><text:line-break/><text:span text:style-name="T1">[2025-10-28 18:24:19,680]   DEBUG all fits in buffer </text:span><text:line-break/><text:span text:style-name="T1">[2025-10-28 18:24:19,680]   DEBUG Read in 9929765 BUS records </text:span><text:line-break/><text:span text:style-name="T1">[2025-10-28 18:24:19,680]   DEBUG reading time 0.052943s </text:span><text:line-break/><text:span text:style-name="T1">[2025-10-28 18:24:19,680]   DEBUG sorting time 0.910002s </text:span><text:line-break/><text:span text:style-name="T1">[2025-10-28 18:24:19,680]   DEBUG writing time 0.230134s </text:span><text:line-break/><text:span text:style-name="T1">[2025-10-28 18:24:22,461]   DEBUG h5ad_files/new/output.filtered.bus passed validation </text:span><text:line-break/><text:span text:style-name="T1">[2025-10-28 18:24:22,461]    INFO Capturing records from BUS file h5ad_files/new/output.filtered.bus to h5ad_files/new/tmp/spliced.bus with capture list mouse_index_nac/nascent.txt </text:span><text:line-break/><text:span text:style-name="T1">[2025-10-28 18:24:22,461]   DEBUG bustools capture -o h5ad_files/new/tmp/spliced.bus -c mouse_index_nac/nascent.txt -e h5ad_files/new/matrix.ec -t h5ad_files/new/transcripts.txt --complement --transcripts h5ad_files/new/output.filtered.</text:span><text:line-break/>bus<text:span text:style-name="T1"> </text:span><text:line-break/><text:span text:style-name="T1">[2025-10-28 18:24:23,529]   DEBUG Parsing transcripts .. done </text:span><text:line-break/><text:span text:style-name="T1">[2025-10-28 18:24:23,529]   DEBUG Parsing ECs .. done </text:span><text:line-break/><text:span text:style-name="T1">[2025-10-28 18:24:23,529]   DEBUG Parsing capture list .. done </text:span><text:line-break/><text:span text:style-name="T1">[2025-10-28 18:24:23,529]   DEBUG Read in 9929765 BUS records, wrote 2837343 BUS records </text:span><text:line-break/><text:span text:style-name="T1">[2025-10-28 18:24:24,192]   DEBUG h5ad_files/new/tmp/spliced.bus passed validation </text:span><text:line-break/><text:span text:style-name="T1">[2025-10-28 18:24:24,192]    INFO Sorting BUS file h5ad_files/new/tmp/spliced.bus to h5ad_files/new/spliced.filtered.bus </text:span><text:line-break/><text:span text:style-name="T1">[2025-10-28 18:24:24,192]   DEBUG bustools sort -o h5ad_files/new/spliced.filtered.bus -T h5ad_files/new/tmp -t 16 -m 4G h5ad_files/new/tmp/spliced.bus </text:span><text:line-break/><text:span text:style-name="T1">[2025-10-28 18:24:26,077]   DEBUG partition time: 0.021205s </text:span><text:line-break/><text:span text:style-name="T1">[2025-10-28 18:24:26,077]   DEBUG all fits in buffer </text:span><text:line-break/><text:span text:style-name="T1">[2025-10-28 18:24:26,077]   DEBUG Read in 2837343 BUS records </text:span><text:line-break/><text:span text:style-name="T1">[2025-10-28 18:24:26,077]   DEBUG reading time 0.014302s </text:span><text:line-break/><text:span text:style-name="T1">[2025-10-28 18:24:26,077]   DEBUG sorting time 0.305851s </text:span><text:line-break/><text:span text:style-name="T1">[2025-10-28 18:24:26,077]   DEBUG writing time 0.086403s </text:span><text:line-break/><text:span text:style-name="T1">[2025-10-28 18:24:26,759]   DEBUG h5ad_files/new/spliced.filtered.bus passed validation </text:span><text:line-break/><text:span text:style-name="T1">[2025-10-28 18:24:26,759]    INFO Generating count matrix h5ad_files/new/counts_filtered/spliced from BUS file h5ad_files/new/spliced.filtered.bus </text:span><text:line-break/><text:span text:style-name="T1">[2025-10-28 18:24:26,759]   DEBUG bustools count -o h5ad_files/new/counts_filtered/spliced -g mouse_index_nac/t2g.txt -e h5ad_files/new/matrix.ec -t h5ad_files/new/transcripts.txt --genecounts h5ad_files/new/spliced.filtered.bus </text:span><text:line-break/><text:span text:style-name="T1">[2025-10-28 18:24:27,559]   DEBUG h5ad_files/new/counts_filtered/spliced.mtx passed validation </text:span><text:line-break/><text:span text:style-name="T1">[2025-10-28 18:24:27,559]    INFO Capturing records from BUS file h5ad_files/new/output.filtered.bus to h5ad_files/new/tmp/unspliced.bus with capture list mouse_index_nac/cdna.txt </text:span><text:line-break/><text:span text:style-name="T1">[2025-10-28 18:24:27,559]   DEBUG bustools capture -o h5ad_files/new/tmp/unspliced.bus -c mouse_index_nac/cdna.txt -e h5ad_files/new/matrix.ec -t h5ad_files/new/transcripts.txt --complement --transcripts h5ad_files/new/output.filtered.b</text:span><text:line-break/>us<text:span text:style-name="T1"> </text:span><text:line-break/><text:span text:style-name="T1">[2025-10-28 18:24:28,224]   DEBUG Parsing transcripts .. done </text:span><text:line-break/><text:span text:style-name="T1">[2025-10-28 18:24:28,224]   DEBUG Parsing ECs .. done </text:span><text:line-break/><text:span text:style-name="T1">[2025-10-28 18:24:28,224]   DEBUG Parsing capture list .. done </text:span><text:line-break/><text:span text:style-name="T1">[2025-10-28 18:24:28,224]   DEBUG Read in 9929765 BUS records, wrote 956893 BUS records </text:span><text:line-break/><text:span text:style-name="T1">[2025-10-28 18:24:28,371]   DEBUG h5ad_files/new/tmp/unspliced.bus passed validation </text:span><text:line-break/><text:span text:style-name="T1">[2025-10-28 18:24:28,371]    INFO Sorting BUS file h5ad_files/new/tmp/unspliced.bus to h5ad_files/new/unspliced.filtered.bus </text:span><text:line-break/><text:span text:style-name="T1">[2025-10-28 18:24:28,371]   DEBUG bustools sort -o h5ad_files/new/unspliced.filtered.bus -T h5ad_files/new/tmp -t 16 -m 4G h5ad_files/new/tmp/unspliced.bus </text:span><text:line-break/><text:span text:style-name="T1">[2025-10-28 18:24:30,134]   DEBUG partition time: 0.00592s </text:span><text:line-break/><text:span text:style-name="T1">[2025-10-28 18:24:30,135]   DEBUG all fits in buffer </text:span><text:line-break/><text:span text:style-name="T1">[2025-10-28 18:24:30,135]   DEBUG Read in 956893 BUS records </text:span><text:line-break/><text:span text:style-name="T1">[2025-10-28 18:24:30,135]   DEBUG reading time 0.004291s </text:span><text:line-break/><text:span text:style-name="T1">[2025-10-28 18:24:30,135]   DEBUG sorting time 0.054477s </text:span><text:line-break/><text:span text:style-name="T1">[2025-10-28 18:24:30,135]   DEBUG writing time 0.033259s </text:span><text:line-break/><text:span text:style-name="T1">[2025-10-28 18:24:30,281]   DEBUG h5ad_files/new/unspliced.filtered.bus passed validation </text:span><text:line-break/><text:span text:style-name="T1">[2025-10-28 18:24:30,281]    INFO Generating count matrix h5ad_files/new/counts_filtered/unspliced from BUS file h5ad_files/new/unspliced.filtered.bus </text:span><text:line-break/><text:span text:style-name="T1">[2025-10-28 18:24:30,281]   DEBUG bustools count -o h5ad_files/new/counts_filtered/unspliced -g mouse_index_nac/t2g.txt -e h5ad_files/new/matrix.ec -t h5ad_files/new/transcripts.txt --genecounts h5ad_files/new/unspliced.filtered.bus </text:span><text:line-break/><text:span text:style-name="T1">[2025-10-28 18:24:30,990]   DEBUG h5ad_files/new/counts_filtered/unspliced.mtx passed validation </text:span><text:line-break/><text:span text:style-name="T1">[2025-10-28 18:24:30,990]    INFO Reading matrix h5ad_files/new/counts_filtered/spliced.mtx </text:span><text:line-break/><text:span text:style-name="T1">[2025-10-28 18:24:31,136]    INFO Reading matrix h5ad_files/new/counts_filtered/unspliced.mtx </text:span><text:line-break/><text:span text:style-name="T1">[2025-10-28 18:24:31,282]    INFO Combining matrices </text:span><text:line-break/><text:span text:style-name="T1">[2025-10-28 18:24:31,303]    INFO Writing matrices to h5ad h5ad_files/new/counts_filtered/adata.h5ad </text:span><text:line-break/><text:span text:style-name="T1">[2025-10-28 18:24:31,426]   DEBUG Removing h5ad_files/new/tmp directory</text:span></text:p>
      <text:p text:style-name="P35">I seems that reads are filtered out when they do not match with spliced or unspliced, possible due to a mismatch with the reference.</text:p>
      <text:h text:style-name="P36" text:outline-level="2">Trying velocyto again</text:h>
      <text:p text:style-name="P37">velocyto run -o loom_files/ -m generated_index/mm10_rmsk.gtf -@ 16 bam_files/Pool1_mESC.bam generated_index/mm10.ncbiRefSeq.gtf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/>
    <style:font-face style:name="DejaVu Sans" svg:font-family="'DejaVu Sans'" style:font-adornments="Bold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adornments="Book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WenQuanYi Micro Hei" svg:font-family="'WenQuanYi Micro Hei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1" fo:font-family="'DejaVu Sans'" style:font-style-name="Book" style:font-family-generic="swiss" style:font-pitch="variable" fo:font-size="11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DejaVu Sans1" fo:font-family="'DejaVu Sans'" style:font-style-name="Book" style:font-family-generic="swiss" style:font-pitch="variable" fo:font-size="11pt"/>
    </style:style>
    <style:style style:name="List" style:family="paragraph" style:parent-style-name="Text_20_body" style:class="list">
      <style:text-properties style:font-name="Cantarell" fo:font-family="Cantarell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DejaVu Sans1" fo:font-family="'DejaVu Sans'" style:font-style-name="Book" style:font-family-generic="swiss" style:font-pitch="variable" fo:font-size="28pt" fo:font-weight="normal" officeooo:rsid="00018b2e" style:font-size-asian="28pt" style:font-weight-asian="normal" style:font-size-complex="28pt" style:font-weight-complex="normal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DejaVu Sans" fo:font-family="'DejaVu Sans'" style:font-style-name="Bold" style:font-family-generic="swiss" style:font-pitch="variable" fo:font-size="12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DejaVu Sans1" fo:font-family="'DejaVu Sans'" style:font-style-name="Book" style:font-family-generic="swiss" style:font-pitch="variable" fo:font-size="120%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DejaVu Sans Light" fo:font-family="'DejaVu Sans Light'" style:font-style-name="ExtraLight" style:font-family-generic="swiss" style:font-pitch="variable" fo:font-size="110%" fo:font-weight="150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DejaVu Sans Light" fo:font-family="'DejaVu Sans Light'" style:font-style-name="ExtraLight" style:font-family-generic="swiss" style:font-pitch="variable" fo:font-size="105%" fo:font-style="normal" fo:font-weight="150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5T17:01:08.709838253</meta:creation-date>
    <meta:editing-duration>PT5H44M43S</meta:editing-duration>
    <meta:editing-cycles>26</meta:editing-cycles>
    <meta:generator>LibreOffice/25.2.6.2$Linux_X86_64 LibreOffice_project/520$Build-2</meta:generator>
    <dc:date>2025-10-28T21:55:15.394912490</dc:date>
    <meta:document-statistic meta:table-count="0" meta:image-count="0" meta:object-count="0" meta:page-count="1" meta:paragraph-count="64" meta:word-count="2363" meta:character-count="27831" meta:non-whitespace-character-count="24699"/>
    <meta:template xlink:type="simple" xlink:actuate="onRequest" xlink:title="Course notes" xlink:href="../../../Templates/Course%20notes.ott" meta:date="2025-10-25T17:01:08.219984534"/>
  </office:meta>
</office:document-meta>
</file>